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56342" officeooo:paragraph-rsid="00162225"/>
    </style:style>
    <style:style style:name="P2" style:family="paragraph" style:parent-style-name="Preformatted_20_Text">
      <style:text-properties officeooo:rsid="00156342" officeooo:paragraph-rsid="00171d6b"/>
    </style:style>
    <style:style style:name="P3" style:family="paragraph" style:parent-style-name="Preformatted_20_Text">
      <style:text-properties officeooo:rsid="00156342" officeooo:paragraph-rsid="0019e5b5"/>
    </style:style>
    <style:style style:name="P4" style:family="paragraph" style:parent-style-name="Preformatted_20_Text">
      <style:text-properties officeooo:paragraph-rsid="00162225"/>
    </style:style>
    <style:style style:name="P5" style:family="paragraph" style:parent-style-name="Preformatted_20_Text">
      <style:text-properties officeooo:paragraph-rsid="00171d6b"/>
    </style:style>
    <style:style style:name="P6" style:family="paragraph" style:parent-style-name="Preformatted_20_Text">
      <style:text-properties officeooo:paragraph-rsid="0019e5b5"/>
    </style:style>
    <style:style style:name="P7" style:family="paragraph" style:parent-style-name="Preformatted_20_Text">
      <style:text-properties style:font-name="Liberation Serif" officeooo:paragraph-rsid="00156342"/>
    </style:style>
    <style:style style:name="P8" style:family="paragraph" style:parent-style-name="Preformatted_20_Text">
      <style:text-properties style:font-name="Liberation Serif" fo:font-weight="normal" officeooo:rsid="00156342" officeooo:paragraph-rsid="00171d6b" style:font-weight-asian="normal" style:font-weight-complex="normal"/>
    </style:style>
    <style:style style:name="P9" style:family="paragraph" style:parent-style-name="Preformatted_20_Text">
      <style:text-properties style:font-name="Liberation Serif" officeooo:rsid="00156342" officeooo:paragraph-rsid="00171d6b"/>
    </style:style>
    <style:style style:name="P10" style:family="paragraph" style:parent-style-name="Preformatted_20_Text">
      <style:text-properties style:font-name="Liberation Serif" officeooo:rsid="00156342" officeooo:paragraph-rsid="00162225"/>
    </style:style>
    <style:style style:name="P11" style:family="paragraph" style:parent-style-name="Preformatted_20_Text">
      <style:text-properties style:font-name="Liberation Serif" officeooo:rsid="00156342" officeooo:paragraph-rsid="0019e5b5"/>
    </style:style>
    <style:style style:name="P12" style:family="paragraph" style:parent-style-name="Preformatted_20_Text">
      <style:text-properties style:font-name="Liberation Serif" officeooo:rsid="00156342" officeooo:paragraph-rsid="00156342"/>
    </style:style>
    <style:style style:name="P13" style:family="paragraph" style:parent-style-name="Preformatted_20_Text">
      <style:text-properties style:font-name="Liberation Serif" officeooo:paragraph-rsid="00162225"/>
    </style:style>
    <style:style style:name="P14" style:family="paragraph" style:parent-style-name="Preformatted_20_Text">
      <style:text-properties style:font-name="Liberation Serif" officeooo:rsid="00162225" officeooo:paragraph-rsid="00162225"/>
    </style:style>
    <style:style style:name="P15" style:family="paragraph" style:parent-style-name="Preformatted_20_Text">
      <style:text-properties style:font-name="Liberation Serif" fo:font-size="16pt" style:text-underline-style="solid" style:text-underline-width="auto" style:text-underline-color="font-color" fo:font-weight="bold" officeooo:rsid="00162225" officeooo:paragraph-rsid="00162225" style:font-size-asian="16pt" style:font-weight-asian="bold" style:font-size-complex="16pt" style:font-weight-complex="bold"/>
    </style:style>
    <style:style style:name="P16" style:family="paragraph" style:parent-style-name="Preformatted_20_Text">
      <style:text-properties style:font-name="Liberation Serif" officeooo:rsid="00171d6b" officeooo:paragraph-rsid="00171d6b"/>
    </style:style>
    <style:style style:name="T1" style:family="text">
      <style:text-properties officeooo:rsid="00156342"/>
    </style:style>
    <style:style style:name="T2" style:family="text">
      <style:text-properties officeooo:rsid="00171d6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6342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6342" style:font-weight-asian="normal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56342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weight="normal" officeooo:rsid="00156342" style:font-weight-asian="normal" style:font-weight-complex="normal"/>
    </style:style>
    <style:style style:name="T14" style:family="text">
      <style:text-properties style:font-name="Liberation Serif" officeooo:rsid="00171d6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8">Livres et Ressources Supplémentaire </text:span><text:span text:style-name="T9">:</text:span></text:p>
      <text:p text:style-name="P12"/>
      <text:p text:style-name="P7"><text:span text:style-name="T1">- </text:span>"Réseaux TCP/IP – Cours et exercices" (Dominique Présent, 2023)</text:p>
      <text:p text:style-name="P7"/>
      <text:p text:style-name="P5"><text:span text:style-name="T11">- </text:span><text:span text:style-name="Strong_20_Emphasis"><text:span text:style-name="T12">"Modern JavaScript for Beginners" (2024)</text:span></text:span></text:p>
      <text:p text:style-name="P8"/>
      <text:p text:style-name="P5"><text:span text:style-name="T13">- </text:span><text:span text:style-name="Strong_20_Emphasis"><text:span text:style-name="T12">"Make: Electronics" (3rd Ed., 2023, Charles Platt)</text:span></text:span><text:span text:style-name="T12"> – </text:span><text:span text:style-name="Emphasis"><text:span text:style-name="T12">Électronique pratique</text:span></text:span></text:p>
      <text:p text:style-name="P8"/>
      <text:p text:style-name="P5"><text:span text:style-name="T13">- </text:span><text:span text:style-name="Strong_20_Emphasis"><text:span text:style-name="T12">"Cybersecurity Essentials" (2024, Charles J. Brooks)</text:span></text:span><text:span text:style-name="T12"> – </text:span><text:span text:style-name="Emphasis"><text:span text:style-name="T12">Bases de la sécurité</text:span></text:span></text:p>
      <text:p text:style-name="P8"/>
      <text:p text:style-name="P5"><text:span text:style-name="T13">- </text:span><text:span text:style-name="Strong_20_Emphasis"><text:span text:style-name="T12">"Learning PostgreSQL 16" (2024, Packt)</text:span></text:span><text:span text:style-name="T12"> – </text:span><text:span text:style-name="Emphasis"><text:span text:style-name="T12">PostgreSQL</text:span></text:span></text:p>
      <text:p text:style-name="P8"/>
      <text:p text:style-name="P5"><text:span text:style-name="T13">- </text:span><text:span text:style-name="Strong_20_Emphasis"><text:span text:style-name="T12">"UML &amp; MERISE par l’exemple" (2023, Frédéric Brouard)</text:span></text:span><text:span text:style-name="T12"> – </text:span><text:span text:style-name="Emphasis"><text:span text:style-name="T12">UML/MERISE</text:span></text:span></text:p>
      <text:p text:style-name="P8"/>
      <text:p text:style-name="P5"><text:span text:style-name="T11">- </text:span><text:span text:style-name="Emphasis"><text:span text:style-name="T10">Discrete Mathematics: An Open Introduction"</text:span></text:span><text:span text:style-name="T10"> (4e édition, 2024) - Oscar Levin</text:span></text:p>
      <text:p text:style-name="P9"/>
      <text:p text:style-name="P5"><text:span text:style-name="T11">- </text:span><text:span text:style-name="Emphasis"><text:span text:style-name="T10">"Mathematics for Computer Science"</text:span></text:span><text:span text:style-name="T10"> (2023) - Eric Lehman, F. Thomson Leighton, Albert R. Meyer</text:span></text:p>
      <text:p text:style-name="P9"/>
      <text:p text:style-name="P5"><text:span text:style-name="T11">- </text:span><text:span text:style-name="Emphasis"><text:span text:style-name="T10">"The Science of Research: A Guide to Methods and Applications"</text:span></text:span><text:span text:style-name="T10"> (2023) - Brian C. Martinson</text:span></text:p>
      <text:p text:style-name="P9"/>
      <text:p text:style-name="P9"/>
      <text:p text:style-name="P15">Documentation Officielle :</text:p>
      <text:p text:style-name="P10"/>
      <text:p text:style-name="P4"><text:span text:style-name="T11">- </text:span><text:a xlink:type="simple" xlink:href="https://learn.microsoft.com/en-us/azure/networking/" office:target-frame-name="_blank" xlink:show="new" text:style-name="Internet_20_link" text:visited-style-name="Visited_20_Internet_20_Link"><text:span text:style-name="T10">https://learn.microsoft.com/en-us/azure/networking/</text:span></text:a></text:p>
      <text:p text:style-name="P13"/>
      <text:p text:style-name="P2"><text:span text:style-name="T10">- </text:span><text:a xlink:type="simple" xlink:href="https://developer.mozilla.org/fr/docs/Learn_web_development" text:style-name="Internet_20_link" text:visited-style-name="Visited_20_Internet_20_Link"><text:span text:style-name="T10">https://developer.mozilla.org/fr/docs/Learn_web_development</text:span></text:a></text:p>
      <text:p text:style-name="P9"/>
      <text:p text:style-name="P2"><text:span text:style-name="T10">- </text:span><text:a xlink:type="simple" xlink:href="https://docs.kernel.org/" text:style-name="Internet_20_link" text:visited-style-name="Visited_20_Internet_20_Link"><text:span text:style-name="T10">https://docs.kernel.org/</text:span></text:a></text:p>
      <text:p text:style-name="P9"/>
      <text:p text:style-name="P2"><text:span text:style-name="T10">- </text:span><text:a xlink:type="simple" xlink:href="https://docs.gns3.com/docs/" text:style-name="Internet_20_link" text:visited-style-name="Visited_20_Internet_20_Link"><text:span text:style-name="T10">https://docs.gns3.com/docs/</text:span></text:a></text:p>
      <text:p text:style-name="P9"/>
      <text:p text:style-name="P2"><text:span text:style-name="T10">- </text:span><text:a xlink:type="simple" xlink:href="https://developer.apple.com/documentation/https://developer.apple.com/documentation/" text:style-name="Internet_20_link" text:visited-style-name="Visited_20_Internet_20_Link"><text:span text:style-name="T10">https://developer.apple.com/documentation/https://developer.apple.com/documentation/</text:span></text:a></text:p>
      <text:p text:style-name="P9"/>
      <text:p text:style-name="P2"><text:span text:style-name="T10">- </text:span><text:a xlink:type="simple" xlink:href="https://learn.microsoft.com/fr-fr/windows/" text:style-name="Internet_20_link" text:visited-style-name="Visited_20_Internet_20_Link"><text:span text:style-name="T10">https://learn.microsoft.com/fr-fr/windows/</text:span></text:a></text:p>
      <text:p text:style-name="P9"/>
      <text:p text:style-name="P2"><text:span text:style-name="T10">- </text:span><text:a xlink:type="simple" xlink:href="https://www.mongodb.com/docs/" text:style-name="Internet_20_link" text:visited-style-name="Visited_20_Internet_20_Link"><text:span text:style-name="T10">https://www.mongodb.com/docs/</text:span></text:a></text:p>
      <text:p text:style-name="P9"/>
      <text:p text:style-name="P2"><text:span text:style-name="T10">- </text:span><text:a xlink:type="simple" xlink:href="https://dev.mysql.com/doc/refman/8.0/en/" text:style-name="Internet_20_link" text:visited-style-name="Visited_20_Internet_20_Link"><text:span text:style-name="T10">https://dev.mysql.com/doc/refman/8.0/en/</text:span></text:a></text:p>
      <text:p text:style-name="P9"/>
      <text:p text:style-name="P2"><text:span text:style-name="T10">- </text:span><text:a xlink:type="simple" xlink:href="https://www.omg.org/spec/UML/" text:style-name="Internet_20_link" text:visited-style-name="Visited_20_Internet_20_Link"><text:span text:style-name="T10">https://www.omg.org/spec/UML/</text:span></text:a></text:p>
      <text:p text:style-name="P9"/>
      <text:p text:style-name="P2"><text:span text:style-name="T10">- </text:span><text:a xlink:type="simple" xlink:href="https://tryhackme.com/hacktivities" text:style-name="Internet_20_link" text:visited-style-name="Visited_20_Internet_20_Link"><text:span text:style-name="T10">https://tryhackme.com/hacktivities</text:span></text:a></text:p>
      <text:p text:style-name="P9"/>
      <text:p text:style-name="P2"><text:span text:style-name="T10">- </text:span><text:a xlink:type="simple" xlink:href="https://docs.arduino.cc/" text:style-name="Internet_20_link" text:visited-style-name="Visited_20_Internet_20_Link"><text:span text:style-name="T10">https://docs.arduino.cc/</text:span></text:a></text:p>
      <text:p text:style-name="P9"/>
      <text:p text:style-name="P2"><text:span text:style-name="T10">- </text:span><text:a xlink:type="simple" xlink:href="https://www2.math.upenn.edu/~wilf/AlgoComp.pdf" text:style-name="Internet_20_link" text:visited-style-name="Visited_20_Internet_20_Link"><text:span text:style-name="T10">https://www2.math.upenn.edu/~wilf/AlgoComp.pdf</text:span></text:a></text:p>
      <text:p text:style-name="P9"/>
      <text:p text:style-name="P15">Coursera :</text:p>
      <text:p text:style-name="P10"/>
      <text:p text:style-name="P1"><text:span text:style-name="T10">- </text:span><text:a xlink:type="simple" xlink:href="https://www.coursera.org/learn/cybersecurity-for-everyone" text:style-name="Internet_20_link" text:visited-style-name="Visited_20_Internet_20_Link"><text:span text:style-name="T10">https://www.coursera.org/learn/cybersecurity-for-everyone</text:span></text:a></text:p>
      <text:p text:style-name="P10"/>
      <text:p text:style-name="P1"><text:span text:style-name="T10">- </text:span><text:a xlink:type="simple" xlink:href="https://www.coursera.org/learn/cs-algorithms-theory-machines/" text:style-name="Internet_20_link" text:visited-style-name="Visited_20_Internet_20_Link"><text:span text:style-name="T10">https://www.coursera.org/learn/cs-algorithms-theory-machines/</text:span></text:a></text:p>
      <text:p text:style-name="P10"/>
      <text:p text:style-name="P1"><text:span text:style-name="T10">- </text:span><text:a xlink:type="simple" xlink:href="https://www.coursera.org/learn/digital-systems/" text:style-name="Internet_20_link" text:visited-style-name="Visited_20_Internet_20_Link"><text:span text:style-name="T10">https://www.coursera.org/learn/digital-systems/</text:span></text:a></text:p>
      <text:p text:style-name="P10"/>
      <text:p text:style-name="P2"><text:span text:style-name="T10">- </text:span><text:a xlink:type="simple" xlink:href="https://www.coursera.org/learn/hands-on-introduction-to-linux-commands-and-shell-scripting/" text:style-name="Internet_20_link" text:visited-style-name="Visited_20_Internet_20_Link"><text:span text:style-name="T10">https://www.coursera.org/learn/hands-on-introduction-to-linux-commands-and-shell-scripting/</text:span></text:a></text:p>
      <text:p text:style-name="P9"/>
      <text:p text:style-name="P2"><text:span text:style-name="T10">- </text:span><text:a xlink:type="simple" xlink:href="https://www.coursera.org/learn/discrete-mathematics/" text:style-name="Internet_20_link" text:visited-style-name="Visited_20_Internet_20_Link"><text:span text:style-name="T10">https://www.coursera.org/learn/discrete-mathematics/</text:span></text:a></text:p>
      <text:p text:style-name="P9"/>
      <text:p text:style-name="P2"><text:span text:style-name="T10">- </text:span><text:a xlink:type="simple" xlink:href="https://www.coursera.org/learn/cybersecurity-for-everyone/" text:style-name="Internet_20_link" text:visited-style-name="Visited_20_Internet_20_Link"><text:span text:style-name="T10">https://www.coursera.org/learn/cybersecurity-for-everyone/</text:span></text:a></text:p>
      <text:p text:style-name="P9"/>
      <text:p text:style-name="P2"><text:soft-page-break/><text:span text:style-name="T10">- </text:span><text:a xlink:type="simple" xlink:href="https://www.coursera.org/learn/introduction-to-quantum-information/" text:style-name="Internet_20_link" text:visited-style-name="Visited_20_Internet_20_Link"><text:span text:style-name="T10">https://www.coursera.org/learn/introduction-to-quantum-information/</text:span></text:a></text:p>
      <text:p text:style-name="P9"/>
      <text:p text:style-name="P2"><text:span text:style-name="T10">- </text:span><text:a xlink:type="simple" xlink:href="https://www.coursera.org/learn/basicmathematics/" text:style-name="Internet_20_link" text:visited-style-name="Visited_20_Internet_20_Link"><text:span text:style-name="T10">https://www.coursera.org/learn/basicmathematics/</text:span></text:a></text:p>
      <text:p text:style-name="P9"/>
      <text:p text:style-name="P14"/>
      <text:p text:style-name="P15">FUN MOOC :</text:p>
      <text:p text:style-name="P10"/>
      <text:p text:style-name="P2"><text:span text:style-name="T10">- </text:span><text:a xlink:type="simple" xlink:href="https://www.fun-mooc.fr/fr/cours/probabilites-pour-lingenieur/" text:style-name="Internet_20_link" text:visited-style-name="Visited_20_Internet_20_Link"><text:span text:style-name="T10">https://www.fun-mooc.fr/fr/cours/probabilites-pour-lingenieur/</text:span></text:a></text:p>
      <text:p text:style-name="P9"/>
      <text:p text:style-name="P2"><text:span text:style-name="T10">- </text:span><text:a xlink:type="simple" xlink:href="https://www.fun-mooc.fr/fr/cours/objectif-ipv6/" text:style-name="Internet_20_link" text:visited-style-name="Visited_20_Internet_20_Link"><text:span text:style-name="T10">https://www.fun-mooc.fr/fr/cours/objectif-ipv6/</text:span></text:a></text:p>
      <text:p text:style-name="P9"/>
      <text:p text:style-name="P2"><text:span text:style-name="T10">- </text:span><text:a xlink:type="simple" xlink:href="https://www.fun-mooc.fr/fr/cours/physique-preparation-a-lentree-dans-lenseignement-superieur/" text:style-name="Internet_20_link" text:visited-style-name="Visited_20_Internet_20_Link"><text:span text:style-name="T10">https://www.fun-mooc.fr/fr/cours/physique-preparation-a-lentree-dans-lenseignement-superieur/</text:span></text:a></text:p>
      <text:p text:style-name="P9"/>
      <text:p text:style-name="P2"><text:span text:style-name="T10">- </text:span><text:a xlink:type="simple" xlink:href="https://www.fun-mooc.fr/fr/cours/lintelligence-artificielle-avec-intelligence/" text:style-name="Internet_20_link" text:visited-style-name="Visited_20_Internet_20_Link"><text:span text:style-name="T10">https://www.fun-mooc.fr/fr/cours/lintelligence-artificielle-avec-intelligence/</text:span></text:a></text:p>
      <text:p text:style-name="P9"/>
      <text:p text:style-name="P5"><text:span text:style-name="T11">- </text:span><text:a xlink:type="simple" xlink:href="https://www.fun-mooc.fr/fr/cours/web-semantique-et-web-de-donnees/" text:style-name="Internet_20_link" text:visited-style-name="Visited_20_Internet_20_Link"><text:span text:style-name="T11">https://www.fun-mooc.fr/fr/cours/web-semantique-et-web-de-donnees/</text:span></text:a></text:p>
      <text:p text:style-name="P9"/>
      <text:p text:style-name="P2"><text:span text:style-name="T10">- </text:span><text:a xlink:type="simple" xlink:href="https://www.fun-mooc.fr/fr/cours/python-3-des-fondamentaux-aux-concepts-avances-du-langage/" text:style-name="Internet_20_link" text:visited-style-name="Visited_20_Internet_20_Link"><text:span text:style-name="T10">https://www.fun-mooc.fr/fr/cours/python-3-des-fondamentaux-aux-concepts-avances-du-langage/</text:span></text:a></text:p>
      <text:p text:style-name="P9"/>
      <text:p text:style-name="P2"><text:span text:style-name="T10">- </text:span><text:a xlink:type="simple" xlink:href="https://www.fun-mooc.fr/fr/cours/reseaux-dacces-optiques-ftth-xgspon-50gpon-convergence-fixe-mobi/" text:style-name="Internet_20_link" text:visited-style-name="Visited_20_Internet_20_Link"><text:span text:style-name="T10">https://www.fun-mooc.fr/fr/cours/reseaux-dacces-optiques-ftth-xgspon-50gpon-convergence-fixe-mobi/</text:span></text:a></text:p>
      <text:p text:style-name="P9"/>
      <text:p text:style-name="P3"><text:span text:style-name="T10">- </text:span><text:a xlink:type="simple" xlink:href="https://www.fun-mooc.fr/fr/cours/visez-la-reussite-devenez-un-super-etudiant/" text:style-name="Internet_20_link" text:visited-style-name="Visited_20_Internet_20_Link"><text:span text:style-name="T10">https://www.fun-mooc.fr/fr/cours/visez-la-reussite-devenez-un-super-etudiant/</text:span></text:a></text:p>
      <text:p text:style-name="P11"/>
      <text:p text:style-name="P3"><text:span text:style-name="T10">- </text:span><text:a xlink:type="simple" xlink:href="https://www.fun-mooc.fr/fr/cours/ethique-de-la-recherche/" text:style-name="Internet_20_link" text:visited-style-name="Visited_20_Internet_20_Link"><text:span text:style-name="T10">https://www.fun-mooc.fr/fr/cours/ethique-de-la-recherche/</text:span></text:a></text:p>
      <text:p text:style-name="P11"/>
      <text:p text:style-name="P6"><text:span text:style-name="T11">- </text:span><text:a xlink:type="simple" xlink:href="https://www.fun-mooc.fr/fr/cours/fondamentaux-pour-le-big-data/" text:style-name="Internet_20_link" text:visited-style-name="Visited_20_Internet_20_Link"><text:span text:style-name="T11">https://www.fun-mooc.fr/fr/cours/fondamentaux-pour-le-big-data/</text:span></text:a></text:p>
      <text:p text:style-name="P11"/>
      <text:p text:style-name="P3"><text:span text:style-name="T10">- </text:span><text:a xlink:type="simple" xlink:href="https://www.fun-mooc.fr/fr/cours/machine-learning-python-scikit-learn/" text:style-name="Internet_20_link" text:visited-style-name="Visited_20_Internet_20_Link"><text:span text:style-name="T10">https://www.fun-mooc.fr/fr/cours/machine-learning-python-scikit-learn/</text:span></text:a></text:p>
      <text:p text:style-name="P11"/>
      <text:p text:style-name="P3"><text:span text:style-name="T10">- </text:span><text:a xlink:type="simple" xlink:href="https://www.fun-mooc.fr/fr/cours/code-based-cryptography/" text:style-name="Internet_20_link" text:visited-style-name="Visited_20_Internet_20_Link"><text:span text:style-name="T10">https://www.fun-mooc.fr/fr/cours/code-based-cryptography/</text:span></text:a></text:p>
      <text:p text:style-name="P11"/>
      <text:p text:style-name="P10"/>
      <text:p text:style-name="P16"><text:span text:style-name="T8">Openclassrooms :</text:span> </text:p>
      <text:p text:style-name="P16"/>
      <text:p text:style-name="P5"><text:span text:style-name="T14">- </text:span><text:a xlink:type="simple" xlink:href="https://openclassrooms.com/fr/courses/1603881-apprenez-a-creer-votre-site-web-avec-html5-et-css3" text:style-name="Internet_20_link" text:visited-style-name="Visited_20_Internet_20_Link"><text:span text:style-name="T14">https://openclassrooms.com/fr/courses/1603881-apprenez-a-creer-votre-site-web-avec-html5-et-css3</text:span></text:a></text:p>
      <text:p text:style-name="P16"/>
      <text:p text:style-name="P2"><text:span text:style-name="T10">- </text:span><text:a xlink:type="simple" xlink:href="https://openclassrooms.com/fr/courses/19980-apprenez-a-programmer-en-c" text:style-name="Internet_20_link" text:visited-style-name="Visited_20_Internet_20_Link"><text:span text:style-name="T10">https://openclassrooms.com/fr/courses/19980-apprenez-a-programmer-en-c</text:span></text:a></text:p>
      <text:p text:style-name="P9"/>
      <text:p text:style-name="P2"><text:span text:style-name="T10">- </text:span><text:a xlink:type="simple" xlink:href="https://openclassrooms.com/fr/courses/4467491-concevez-des-architectures-big-data#table-of-content" text:style-name="Internet_20_link" text:visited-style-name="Visited_20_Internet_20_Link"><text:span text:style-name="T10">https://openclassrooms.com/fr/courses/4467491-concevez-des-architectures-big-data#table-of-content</text:span></text:a></text:p>
      <text:p text:style-name="P9"/>
      <text:p text:style-name="P2"><text:span text:style-name="T10">- </text:span><text:a xlink:type="simple" xlink:href="https://openclassrooms.com/fr/courses/1757741-securisez-vos-donnees-avec-la-cryptographie" text:style-name="Internet_20_link" text:visited-style-name="Visited_20_Internet_20_Link"><text:span text:style-name="T10">https://openclassrooms.com/fr/courses/1757741-securisez-vos-donnees-avec-la-cryptographie</text:span></text:a></text:p>
      <text:p text:style-name="P9"/>
      <text:p text:style-name="P2"><text:span text:style-name="T10">- </text:span><text:a xlink:type="simple" xlink:href="https://openclassrooms.com/fr/courses/7938616-planifiez-vos-taches-avec-des-scripts-powershell-sur-windows-server-1" text:style-name="Internet_20_link" text:visited-style-name="Visited_20_Internet_20_Link"><text:span text:style-name="T10">https://openclassrooms.com/fr/courses/7938616-planifiez-vos-taches-avec-des-scripts-powershell-sur-windows-server-1</text:span></text:a></text:p>
      <text:p text:style-name="P9"/>
      <text:p text:style-name="P2"><text:span text:style-name="T10">- </text:span><text:a xlink:type="simple" xlink:href="https://openclassrooms.com/fr/courses/8383791-apprenez-a-programmer-en-java" text:style-name="Internet_20_link" text:visited-style-name="Visited_20_Internet_20_Link"><text:span text:style-name="T10">https://openclassrooms.com/fr/courses/8383791-apprenez-a-programmer-en-java</text:span></text:a></text:p>
      <text:p text:style-name="P9"/>
      <text:p text:style-name="P2"><text:span text:style-name="T10">- </text:span><text:a xlink:type="simple" xlink:href="https://openclassrooms.com/fr/courses/6173501-apprenez-a-programmer-en-java" text:style-name="Internet_20_link" text:visited-style-name="Visited_20_Internet_20_Link"><text:span text:style-name="T10">https://openclassrooms.com/fr/courses/6173501-apprenez-a-programmer-en-java</text:span></text:a></text:p>
      <text:p text:style-name="P9"/>
      <text:p text:style-name="P2"><text:span text:style-name="T10">- </text:span><text:a xlink:type="simple" xlink:href="https://openclassrooms.com/fr/courses/6390246-passez-au-full-stack-avec-node-js-express-et-mongodb" text:style-name="Internet_20_link" text:visited-style-name="Visited_20_Internet_20_Link"><text:span text:style-name="T10">https://openclassrooms.com/fr/courses/6390246-passez-au-full-stack-avec-node-js-express-et-mongodb</text:span></text:a></text:p>
      <text:p text:style-name="P9"/>
      <text:p text:style-name="P2"><text:span text:style-name="T10">- </text:span><text:a xlink:type="simple" xlink:href="https://openclassrooms.com/fr/courses/918836-concevez-votre-site-web-avec-php-et-mysql/7390566-tirez-un-maximum-de-ce-cours-34" text:style-name="Internet_20_link" text:visited-style-name="Visited_20_Internet_20_Link"><text:span text:style-name="T10">https://openclassrooms.com/fr/courses/918836-concevez-votre-site-web-avec-php-et-mysql/7390566-tirez-un-maximum-de-ce-cours-34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8T21:46:58.363500248</dc:date>
    <meta:editing-duration>PT33M36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2" meta:paragraph-count="55" meta:word-count="193" meta:character-count="3499" meta:non-whitespace-character-count="3355"/>
  </office:meta>
</office:document-meta>
</file>